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23cm" loext:contextual-spacing="false" fo:orphans="2" fo:widows="2"/>
      <style:text-properties fo:color="#000000" fo:font-size="16pt" fo:font-weight="normal" style:font-size-asian="16pt" style:font-weight-asian="normal" style:font-size-complex="16pt" style:font-weight-complex="normal"/>
    </style:style>
    <style:style style:name="P2" style:family="paragraph" style:parent-style-name="Heading_20_2">
      <style:paragraph-properties fo:margin-top="0cm" fo:margin-bottom="0.423cm" loext:contextual-spacing="false" fo:orphans="2" fo:widows="2"/>
      <style:text-properties fo:color="#000000" fo:font-size="16pt" fo:font-weight="normal" officeooo:paragraph-rsid="00123655" style:font-size-asian="16pt" style:font-weight-asian="normal" style:font-size-complex="16pt" style:font-weight-complex="normal"/>
    </style:style>
    <style:style style:name="P3" style:family="paragraph" style:parent-style-name="Heading_20_2">
      <style:paragraph-properties fo:margin-top="0cm" fo:margin-bottom="0.423cm" loext:contextual-spacing="false" fo:orphans="2" fo:widows="2"/>
      <style:text-properties fo:color="#000000" fo:font-size="16pt" fo:font-weight="normal" officeooo:paragraph-rsid="0012625e" style:font-size-asian="16pt" style:font-weight-asian="normal" style:font-size-complex="16pt" style:font-weight-complex="normal"/>
    </style:style>
    <style:style style:name="P4" style:family="paragraph" style:parent-style-name="Heading_20_2">
      <style:paragraph-properties fo:margin-top="0cm" fo:margin-bottom="0.423cm" loext:contextual-spacing="false" fo:orphans="2" fo:widows="2"/>
      <style:text-properties fo:color="#000000" fo:font-size="16pt" fo:font-weight="normal" officeooo:paragraph-rsid="00142cb5" style:font-size-asian="16pt" style:font-weight-asian="normal" style:font-size-complex="16pt" style:font-weight-complex="normal"/>
    </style:style>
    <style:style style:name="P5" style:family="paragraph" style:parent-style-name="Heading_20_2">
      <style:paragraph-properties fo:margin-top="0cm" fo:margin-bottom="0.423cm" loext:contextual-spacing="false" fo:orphans="2" fo:widows="2"/>
      <style:text-properties fo:color="#000000" fo:font-size="16pt" fo:font-weight="normal" officeooo:paragraph-rsid="001dff97" style:font-size-asian="16pt" style:font-weight-asian="normal" style:font-size-complex="16pt" style:font-weight-complex="normal"/>
    </style:style>
    <style:style style:name="P6" style:family="paragraph" style:parent-style-name="Heading_20_2">
      <style:paragraph-properties fo:margin-top="0cm" fo:margin-bottom="0.423cm" loext:contextual-spacing="false" fo:orphans="2" fo:widows="2"/>
      <style:text-properties fo:color="#000000" fo:font-size="16pt" fo:font-weight="normal" officeooo:paragraph-rsid="003e29e2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margin-top="0cm" fo:margin-bottom="0.423cm" loext:contextual-spacing="false" fo:orphans="2" fo:widows="2"/>
      <style:text-properties fo:color="#000000" fo:font-size="16pt" style:font-size-asian="16pt" style:font-size-complex="16pt"/>
    </style:style>
    <style:style style:name="P8" style:family="paragraph" style:parent-style-name="Standard" style:list-style-name="L10">
      <style:paragraph-properties fo:margin-top="0cm" fo:margin-bottom="0.423cm" loext:contextual-spacing="false" fo:orphans="2" fo:widows="2"/>
      <style:text-properties fo:color="#000000" style:font-name="Monospace" fo:font-size="16pt" fo:font-weight="normal" fo:background-color="transparent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top="0cm" fo:margin-bottom="0.423cm" loext:contextual-spacing="false" fo:orphans="2" fo:widows="2"/>
      <style:text-properties fo:color="#000000" fo:font-size="16pt" fo:font-weight="normal" style:font-size-asian="16pt" style:font-weight-asian="normal" style:font-size-complex="16pt" style:font-weight-complex="normal"/>
    </style:style>
    <style:style style:name="P10" style:family="paragraph" style:parent-style-name="Text_20_body" style:list-style-name="L10">
      <style:paragraph-properties fo:margin-top="0cm" fo:margin-bottom="0.423cm" loext:contextual-spacing="false" fo:orphans="2" fo:widows="2"/>
      <style:text-properties fo:color="#000000" fo:font-size="16pt" fo:font-weight="normal" officeooo:paragraph-rsid="003ebfd3" fo:background-color="transparent" style:font-size-asian="16pt" style:font-weight-asian="normal" style:font-size-complex="16pt" style:font-weight-complex="normal"/>
    </style:style>
    <style:style style:name="P11" style:family="paragraph" style:parent-style-name="Text_20_body" style:list-style-name="L9">
      <style:paragraph-properties fo:margin-top="0cm" fo:margin-bottom="0.423cm" loext:contextual-spacing="false" fo:orphans="2" fo:widows="2"/>
      <style:text-properties fo:color="#000000" fo:font-size="16pt" style:font-size-asian="16pt" style:font-size-complex="16pt"/>
    </style:style>
    <style:style style:name="P12" style:family="paragraph" style:parent-style-name="Text_20_body" style:list-style-name="L10">
      <style:paragraph-properties fo:margin-top="0cm" fo:margin-bottom="0.423cm" loext:contextual-spacing="false" fo:orphans="2" fo:widows="2"/>
      <style:text-properties fo:color="#000000" fo:font-size="16pt" officeooo:paragraph-rsid="003ebfd3" style:font-size-asian="16pt" style:font-size-complex="16pt"/>
    </style:style>
    <style:style style:name="P13" style:family="paragraph" style:parent-style-name="Text_20_body" style:list-style-name="L10">
      <style:paragraph-properties fo:margin-top="0cm" fo:margin-bottom="0.423cm" loext:contextual-spacing="false" fo:orphans="2" fo:widows="2"/>
      <style:text-properties fo:color="#000000" fo:font-size="16pt" officeooo:paragraph-rsid="003ef589" style:font-size-asian="16pt" style:font-size-complex="16pt"/>
    </style:style>
    <style:style style:name="P14" style:family="paragraph" style:parent-style-name="Text_20_body" style:list-style-name="L10">
      <style:paragraph-properties fo:margin-top="0cm" fo:margin-bottom="0.423cm" loext:contextual-spacing="false" fo:orphans="2" fo:widows="2"/>
      <style:text-properties fo:color="#000000" fo:font-size="16pt" officeooo:paragraph-rsid="004030e5" style:font-size-asian="16pt" style:font-size-complex="16pt"/>
    </style:style>
    <style:style style:name="P15" style:family="paragraph" style:parent-style-name="Text_20_body" style:list-style-name="L10">
      <style:paragraph-properties fo:margin-top="0cm" fo:margin-bottom="0.423cm" loext:contextual-spacing="false" fo:orphans="2" fo:widows="2"/>
      <style:text-properties fo:color="#000000" style:font-name="Monospace" fo:font-size="16pt" fo:font-weight="normal" officeooo:paragraph-rsid="003ebfd3" fo:background-color="transparent" style:font-size-asian="16pt" style:font-weight-asian="normal" style:font-size-complex="16pt" style:font-weight-complex="normal"/>
    </style:style>
    <style:style style:name="P16" style:family="paragraph" style:parent-style-name="Text_20_body" style:list-style-name="L10">
      <style:paragraph-properties fo:margin-top="0cm" fo:margin-bottom="0.423cm" loext:contextual-spacing="false" fo:orphans="2" fo:widows="2"/>
      <style:text-properties fo:color="#000000" style:font-name="Monospace" fo:font-size="16pt" fo:font-weight="normal" officeooo:paragraph-rsid="003ef589" fo:background-color="transparent" style:font-size-asian="16pt" style:font-weight-asian="normal" style:font-size-complex="16pt" style:font-weight-complex="normal"/>
    </style:style>
    <style:style style:name="P17" style:family="paragraph" style:parent-style-name="Text_20_body" style:list-style-name="L10">
      <style:paragraph-properties fo:margin-top="0cm" fo:margin-bottom="0.423cm" loext:contextual-spacing="false" fo:orphans="2" fo:widows="2"/>
      <style:text-properties fo:color="#000000" style:font-name="Monospace" fo:font-size="16pt" fo:font-weight="normal" officeooo:paragraph-rsid="004030e5" fo:background-color="transparent" style:font-size-asian="16pt" style:font-weight-asian="normal" style:font-size-complex="16pt" style:font-weight-complex="normal"/>
    </style:style>
    <style:style style:name="P18" style:family="paragraph" style:parent-style-name="Heading_20_3">
      <style:paragraph-properties fo:margin-top="0cm" fo:margin-bottom="0.423cm" loext:contextual-spacing="false" fo:orphans="2" fo:widows="2"/>
      <style:text-properties fo:color="#000000" fo:font-size="16pt" fo:font-weight="normal" style:font-size-asian="16pt" style:font-weight-asian="normal" style:font-size-complex="16pt" style:font-weight-complex="normal"/>
    </style:style>
    <style:style style:name="P19" style:family="paragraph" style:parent-style-name="Heading_20_3">
      <style:paragraph-properties fo:margin-top="0cm" fo:margin-bottom="0.423cm" loext:contextual-spacing="false" fo:orphans="2" fo:widows="2"/>
      <style:text-properties fo:color="#000000" fo:font-size="16pt" fo:font-weight="normal" officeooo:paragraph-rsid="00123655" style:font-size-asian="16pt" style:font-weight-asian="normal" style:font-size-complex="16pt" style:font-weight-complex="normal"/>
    </style:style>
    <style:style style:name="P20" style:family="paragraph" style:parent-style-name="Heading_20_3">
      <style:paragraph-properties fo:margin-top="0cm" fo:margin-bottom="0.423cm" loext:contextual-spacing="false" fo:orphans="2" fo:widows="2"/>
      <style:text-properties fo:color="#000000" fo:font-size="16pt" fo:font-weight="normal" officeooo:paragraph-rsid="0012625e" style:font-size-asian="16pt" style:font-weight-asian="normal" style:font-size-complex="16pt" style:font-weight-complex="normal"/>
    </style:style>
    <style:style style:name="P21" style:family="paragraph" style:parent-style-name="Heading_20_3">
      <style:paragraph-properties fo:margin-top="0cm" fo:margin-bottom="0.423cm" loext:contextual-spacing="false" fo:orphans="2" fo:widows="2"/>
      <style:text-properties fo:color="#000000" fo:font-size="16pt" fo:font-weight="normal" officeooo:paragraph-rsid="00142cb5" style:font-size-asian="16pt" style:font-weight-asian="normal" style:font-size-complex="16pt" style:font-weight-complex="normal"/>
    </style:style>
    <style:style style:name="P22" style:family="paragraph" style:parent-style-name="Heading_20_3">
      <style:paragraph-properties fo:margin-top="0cm" fo:margin-bottom="0.423cm" loext:contextual-spacing="false" fo:orphans="2" fo:widows="2"/>
      <style:text-properties fo:color="#000000" fo:font-size="16pt" fo:font-weight="normal" officeooo:paragraph-rsid="001dff97" style:font-size-asian="16pt" style:font-weight-asian="normal" style:font-size-complex="16pt" style:font-weight-complex="normal"/>
    </style:style>
    <style:style style:name="P23" style:family="paragraph" style:parent-style-name="Heading_20_2" style:list-style-name="L1">
      <style:paragraph-properties fo:margin-top="0cm" fo:margin-bottom="0.423cm" loext:contextual-spacing="false"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2" style:list-style-name="L3">
      <style:paragraph-properties fo:margin-top="0cm" fo:margin-bottom="0.423cm" loext:contextual-spacing="false"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25" style:family="paragraph" style:parent-style-name="Heading_20_2" style:list-style-name="L5">
      <style:paragraph-properties fo:margin-top="0cm" fo:margin-bottom="0.423cm" loext:contextual-spacing="false"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26" style:family="paragraph" style:parent-style-name="Heading_20_2" style:list-style-name="L7">
      <style:paragraph-properties fo:margin-top="0cm" fo:margin-bottom="0.423cm" loext:contextual-spacing="false"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27" style:family="paragraph" style:parent-style-name="Heading_20_2" style:list-style-name="L2">
      <style:paragraph-properties fo:margin-top="0cm" fo:margin-bottom="0.423cm" loext:contextual-spacing="false" fo:orphans="2" fo:widows="2"/>
      <style:text-properties fo:color="#000000" fo:font-size="16pt" officeooo:paragraph-rsid="000f9f81" style:font-size-asian="16pt" style:font-size-complex="16pt"/>
    </style:style>
    <style:style style:name="P28" style:family="paragraph" style:parent-style-name="Heading_20_2" style:list-style-name="L2">
      <style:paragraph-properties fo:margin-top="0cm" fo:margin-bottom="0.423cm" loext:contextual-spacing="false" fo:orphans="2" fo:widows="2"/>
      <style:text-properties fo:color="#000000" fo:font-size="16pt" officeooo:paragraph-rsid="00109eee" style:font-size-asian="16pt" style:font-size-complex="16pt"/>
    </style:style>
    <style:style style:name="P29" style:family="paragraph" style:parent-style-name="Heading_20_2" style:list-style-name="L2">
      <style:paragraph-properties fo:margin-top="0cm" fo:margin-bottom="0.423cm" loext:contextual-spacing="false" fo:orphans="2" fo:widows="2"/>
      <style:text-properties fo:color="#000000" fo:font-size="16pt" fo:font-weight="normal" officeooo:paragraph-rsid="000f9f81" style:font-size-asian="16pt" style:font-weight-asian="normal" style:font-size-complex="16pt" style:font-weight-complex="normal"/>
    </style:style>
    <style:style style:name="P30" style:family="paragraph" style:parent-style-name="Heading_20_2" style:list-style-name="L2">
      <style:paragraph-properties fo:margin-top="0cm" fo:margin-bottom="0.423cm" loext:contextual-spacing="false" fo:orphans="2" fo:widows="2"/>
      <style:text-properties fo:color="#000000" fo:font-size="16pt" fo:font-weight="normal" officeooo:paragraph-rsid="00123655" style:font-size-asian="16pt" style:font-weight-asian="normal" style:font-size-complex="16pt" style:font-weight-complex="normal"/>
    </style:style>
    <style:style style:name="P31" style:family="paragraph" style:parent-style-name="Heading_20_2" style:list-style-name="L4">
      <style:paragraph-properties fo:margin-top="0cm" fo:margin-bottom="0.423cm" loext:contextual-spacing="false" fo:orphans="2" fo:widows="2"/>
      <style:text-properties fo:color="#000000" fo:font-size="16pt" fo:font-weight="normal" officeooo:paragraph-rsid="0012625e" style:font-size-asian="16pt" style:font-weight-asian="normal" style:font-size-complex="16pt" style:font-weight-complex="normal"/>
    </style:style>
    <style:style style:name="P32" style:family="paragraph" style:parent-style-name="Heading_20_2" style:list-style-name="L4">
      <style:paragraph-properties fo:margin-top="0cm" fo:margin-bottom="0.423cm" loext:contextual-spacing="false" fo:orphans="2" fo:widows="2"/>
      <style:text-properties fo:color="#000000" fo:font-size="16pt" fo:font-weight="normal" officeooo:paragraph-rsid="00142cb5" style:font-size-asian="16pt" style:font-weight-asian="normal" style:font-size-complex="16pt" style:font-weight-complex="normal"/>
    </style:style>
    <style:style style:name="P33" style:family="paragraph" style:parent-style-name="Heading_20_2" style:list-style-name="L4">
      <style:paragraph-properties fo:margin-top="0cm" fo:margin-bottom="0.423cm" loext:contextual-spacing="false" fo:orphans="2" fo:widows="2"/>
      <style:text-properties fo:color="#000000" fo:font-size="16pt" fo:font-weight="normal" officeooo:paragraph-rsid="0014615a" style:font-size-asian="16pt" style:font-weight-asian="normal" style:font-size-complex="16pt" style:font-weight-complex="normal"/>
    </style:style>
    <style:style style:name="P34" style:family="paragraph" style:parent-style-name="Heading_20_2" style:list-style-name="L6">
      <style:paragraph-properties fo:margin-top="0cm" fo:margin-bottom="0.423cm" loext:contextual-spacing="false" fo:orphans="2" fo:widows="2"/>
      <style:text-properties fo:color="#000000" fo:font-size="16pt" fo:font-weight="normal" officeooo:paragraph-rsid="001dff97" style:font-size-asian="16pt" style:font-weight-asian="normal" style:font-size-complex="16pt" style:font-weight-complex="normal"/>
    </style:style>
    <style:style style:name="P35" style:family="paragraph" style:parent-style-name="Heading_20_2" style:list-style-name="L6">
      <style:paragraph-properties fo:margin-top="0cm" fo:margin-bottom="0.423cm" loext:contextual-spacing="false" fo:orphans="2" fo:widows="2"/>
      <style:text-properties fo:color="#000000" fo:font-size="16pt" fo:font-weight="normal" officeooo:paragraph-rsid="002d21f8" style:font-size-asian="16pt" style:font-weight-asian="normal" style:font-size-complex="16pt" style:font-weight-complex="normal"/>
    </style:style>
    <style:style style:name="P36" style:family="paragraph" style:parent-style-name="Heading_20_2" style:list-style-name="L6">
      <style:paragraph-properties fo:margin-top="0cm" fo:margin-bottom="0.423cm" loext:contextual-spacing="false" fo:orphans="2" fo:widows="2"/>
      <style:text-properties fo:color="#000000" fo:font-size="16pt" fo:font-weight="normal" officeooo:paragraph-rsid="0030b515" style:font-size-asian="16pt" style:font-weight-asian="normal" style:font-size-complex="16pt" style:font-weight-complex="normal"/>
    </style:style>
    <style:style style:name="P37" style:family="paragraph" style:parent-style-name="Heading_20_2" style:list-style-name="L8">
      <style:paragraph-properties fo:margin-top="0cm" fo:margin-bottom="0.423cm" loext:contextual-spacing="false" fo:orphans="2" fo:widows="2"/>
      <style:text-properties fo:color="#000000" fo:font-size="16pt" fo:font-weight="normal" officeooo:paragraph-rsid="0035cae3" style:font-size-asian="16pt" style:font-weight-asian="normal" style:font-size-complex="16pt" style:font-weight-complex="normal"/>
    </style:style>
    <style:style style:name="P38" style:family="paragraph" style:parent-style-name="Heading_20_2" style:list-style-name="L2">
      <style:paragraph-properties fo:margin-top="0cm" fo:margin-bottom="0.423cm" loext:contextual-spacing="false" fo:orphans="2" fo:widows="2"/>
      <style:text-properties fo:color="#182f7c" fo:font-size="16pt" fo:font-weight="normal" officeooo:paragraph-rsid="000f9f81" style:font-size-asian="16pt" style:font-weight-asian="normal" style:font-size-complex="16pt" style:font-weight-complex="normal"/>
    </style:style>
    <style:style style:name="P39" style:family="paragraph" style:parent-style-name="Heading_20_2" style:list-style-name="L2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0f9f81" style:font-name-asian="Noto Sans CJK SC Regular" style:font-size-asian="16pt" style:font-weight-asian="normal" style:font-name-complex="Lohit Devanagari" style:font-size-complex="16pt" style:font-weight-complex="normal"/>
    </style:style>
    <style:style style:name="P40" style:family="paragraph" style:parent-style-name="Heading_20_2" style:list-style-name="L2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109eee" style:font-name-asian="Noto Sans CJK SC Regular" style:font-size-asian="16pt" style:font-weight-asian="normal" style:font-name-complex="Lohit Devanagari" style:font-size-complex="16pt" style:font-weight-complex="normal"/>
    </style:style>
    <style:style style:name="P41" style:family="paragraph" style:parent-style-name="Heading_20_2" style:list-style-name="L2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123655" style:font-name-asian="Noto Sans CJK SC Regular" style:font-size-asian="16pt" style:font-weight-asian="normal" style:font-name-complex="Lohit Devanagari" style:font-size-complex="16pt" style:font-weight-complex="normal"/>
    </style:style>
    <style:style style:name="P42" style:family="paragraph" style:parent-style-name="Heading_20_2" style:list-style-name="L4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12625e" style:font-name-asian="Noto Sans CJK SC Regular" style:font-size-asian="16pt" style:font-weight-asian="normal" style:font-name-complex="Lohit Devanagari" style:font-size-complex="16pt" style:font-weight-complex="normal"/>
    </style:style>
    <style:style style:name="P43" style:family="paragraph" style:parent-style-name="Heading_20_2" style:list-style-name="L4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142cb5" style:font-name-asian="Noto Sans CJK SC Regular" style:font-size-asian="16pt" style:font-weight-asian="normal" style:font-name-complex="Lohit Devanagari" style:font-size-complex="16pt" style:font-weight-complex="normal"/>
    </style:style>
    <style:style style:name="P44" style:family="paragraph" style:parent-style-name="Heading_20_2" style:list-style-name="L4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14615a" style:font-name-asian="Noto Sans CJK SC Regular" style:font-size-asian="16pt" style:font-weight-asian="normal" style:font-name-complex="Lohit Devanagari" style:font-size-complex="16pt" style:font-weight-complex="normal"/>
    </style:style>
    <style:style style:name="P45" style:family="paragraph" style:parent-style-name="Heading_20_2" style:list-style-name="L6">
      <style:paragraph-properties fo:margin-top="0cm" fo:margin-bottom="0.423cm" loext:contextual-spacing="false" fo:orphans="2" fo:widows="2"/>
      <style:text-properties fo:color="#182f7c" style:font-name="Liberation Serif" fo:font-size="16pt" fo:font-weight="normal" style:font-name-asian="Noto Sans CJK SC Regular" style:font-size-asian="16pt" style:font-weight-asian="normal" style:font-name-complex="Lohit Devanagari" style:font-size-complex="16pt" style:font-weight-complex="normal"/>
    </style:style>
    <style:style style:name="P46" style:family="paragraph" style:parent-style-name="Heading_20_2" style:list-style-name="L6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1dff97" style:font-name-asian="Noto Sans CJK SC Regular" style:font-size-asian="16pt" style:font-weight-asian="normal" style:font-name-complex="Lohit Devanagari" style:font-size-complex="16pt" style:font-weight-complex="normal"/>
    </style:style>
    <style:style style:name="P47" style:family="paragraph" style:parent-style-name="Heading_20_2" style:list-style-name="L6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2d21f8" style:font-name-asian="Noto Sans CJK SC Regular" style:font-size-asian="16pt" style:font-weight-asian="normal" style:font-name-complex="Lohit Devanagari" style:font-size-complex="16pt" style:font-weight-complex="normal"/>
    </style:style>
    <style:style style:name="P48" style:family="paragraph" style:parent-style-name="Heading_20_2" style:list-style-name="L6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30b515" style:font-name-asian="Noto Sans CJK SC Regular" style:font-size-asian="16pt" style:font-weight-asian="normal" style:font-name-complex="Lohit Devanagari" style:font-size-complex="16pt" style:font-weight-complex="normal"/>
    </style:style>
    <style:style style:name="P49" style:family="paragraph" style:parent-style-name="Heading_20_2" style:list-style-name="L8">
      <style:paragraph-properties fo:margin-top="0cm" fo:margin-bottom="0.423cm" loext:contextual-spacing="false" fo:orphans="2" fo:widows="2"/>
      <style:text-properties fo:color="#182f7c" style:font-name="Liberation Serif" fo:font-size="16pt" fo:font-weight="normal" style:font-name-asian="Noto Sans CJK SC Regular" style:font-size-asian="16pt" style:font-weight-asian="normal" style:font-name-complex="Lohit Devanagari" style:font-size-complex="16pt" style:font-weight-complex="normal"/>
    </style:style>
    <style:style style:name="P50" style:family="paragraph" style:parent-style-name="Heading_20_2" style:list-style-name="L8">
      <style:paragraph-properties fo:margin-top="0cm" fo:margin-bottom="0.423cm" loext:contextual-spacing="false" fo:orphans="2" fo:widows="2"/>
      <style:text-properties fo:color="#182f7c" style:font-name="Liberation Serif" fo:font-size="16pt" fo:font-weight="normal" officeooo:paragraph-rsid="0035cae3" style:font-name-asian="Noto Sans CJK SC Regular" style:font-size-asian="16pt" style:font-weight-asian="normal" style:font-name-complex="Lohit Devanagari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9f81" style:font-weight-asian="normal" style:font-weight-complex="normal"/>
    </style:style>
    <style:style style:name="T3" style:family="text">
      <style:text-properties style:font-name="Liberation Serif" style:font-name-asian="Noto Sans CJK SC Regular" style:font-name-complex="Lohit Devanagari"/>
    </style:style>
    <style:style style:name="T4" style:family="text">
      <style:text-properties fo:color="#a9b7c6" style:font-name="Monospace" fo:font-size="14pt" fo:background-color="#49473f" loext:char-shading-value="0" style:font-size-asian="14pt"/>
    </style:style>
    <style:style style:name="T5" style:family="text">
      <style:text-properties fo:color="#a9b7c6" style:font-name="Monospace" fo:font-size="14pt" fo:background-color="#2b2b2b" loext:char-shading-value="0" style:font-size-asian="14pt" style:font-size-complex="16pt"/>
    </style:style>
    <style:style style:name="T6" style:family="text">
      <style:text-properties fo:color="#a9b7c6" style:font-name="Monospace" fo:background-color="#49473f" loext:char-shading-value="0"/>
    </style:style>
    <style:style style:name="T7" style:family="text">
      <style:text-properties fo:color="#cc7832" style:font-name="Monospace" fo:font-size="14pt" fo:font-weight="bold" fo:background-color="#49473f" loext:char-shading-value="0" style:font-size-asian="14pt" style:font-weight-asian="bold"/>
    </style:style>
    <style:style style:name="T8" style:family="text">
      <style:text-properties fo:color="#cc7832" style:font-name="Monospace" fo:font-size="14pt" fo:font-weight="bold" fo:background-color="#2b2b2b" loext:char-shading-value="0" style:font-size-asian="14pt" style:font-weight-asian="bold" style:font-size-complex="16pt"/>
    </style:style>
    <style:style style:name="T9" style:family="text">
      <style:text-properties fo:color="#cc7832" style:font-name="Monospace" fo:font-weight="bold" fo:background-color="#49473f" loext:char-shading-value="0" style:font-weight-asian="bold"/>
    </style:style>
    <style:style style:name="T10" style:family="text">
      <style:text-properties fo:color="#6a8759" style:font-name="Monospace" fo:font-size="14pt" fo:background-color="#49473f" loext:char-shading-value="0" style:font-size-asian="14pt"/>
    </style:style>
    <style:style style:name="T11" style:family="text">
      <style:text-properties fo:color="#6a8759" style:font-name="Monospace" fo:font-size="14pt" fo:background-color="#2b2b2b" loext:char-shading-value="0" style:font-size-asian="14pt" style:font-size-complex="16pt"/>
    </style:style>
    <style:style style:name="T12" style:family="text">
      <style:text-properties fo:color="#6a8759" style:font-name="Monospace" fo:background-color="#49473f" loext:char-shading-value="0"/>
    </style:style>
    <style:style style:name="T13" style:family="text">
      <style:text-properties fo:color="#83b7c6" style:font-name="Monospace" fo:font-size="14pt" fo:background-color="#49473f" loext:char-shading-value="0" style:font-size-asian="14pt"/>
    </style:style>
    <style:style style:name="T14" style:family="text">
      <style:text-properties style:font-name="Monospace"/>
    </style:style>
    <style:style style:name="T15" style:family="text">
      <style:text-properties style:font-name="Monospace" fo:background-color="#49473f" loext:char-shading-value="0"/>
    </style:style>
    <style:style style:name="T16" style:family="text">
      <style:text-properties style:font-name="Monospace" fo:background-color="#2b2b2b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8349443" text:style-name="L1">
        <text:list-item>
          <text:h text:style-name="P23" text:outline-level="2">Query / Find Documents</text:h>
        </text:list-item>
      </text:list>
      <text:h text:style-name="P1" text:outline-level="2">query the movies collection to</text:h>
      <text:list xml:id="list2297046675" text:style-name="L2">
        <text:list-item>
          <text:list>
            <text:list-item>
              <text:h text:style-name="P38" text:outline-level="2">get all documents</text:h>
              <text:h text:style-name="P29" text:outline-level="2">db.getCollection('movies').find();</text:h>
            </text:list-item>
            <text:list-item>
              <text:h text:style-name="P39" text:outline-level="2">get all documents with writer set to "Quentin Tarantino"</text:h>
              <text:h text:style-name="P27" text:outline-level="2"><text:span text:style-name="T1">db.movies.find({</text:span><text:span text:style-name="T2">writer</text:span><text:span text:style-name="T1">: "Quentin Tarantino"}, {});</text:span></text:h>
            </text:list-item>
            <text:list-item>
              <text:h text:style-name="P39" text:outline-level="2">get all documents where actors include "Brad Pitt"</text:h>
              <text:h text:style-name="P28" text:outline-level="2"><text:span text:style-name="T1">db.movies.find({</text:span><text:span text:style-name="T2">actors</text:span><text:span text:style-name="T1">: "Brad Pitt"}, {});</text:span></text:h>
            </text:list-item>
            <text:list-item>
              <text:h text:style-name="P40" text:outline-level="2">get all documents with franchise set to "The Hobbit"</text:h>
              <text:h text:style-name="P30" text:outline-level="2">db.movies.find({franchise: "The Hobbit"}, {});</text:h>
            </text:list-item>
            <text:list-item>
              <text:h text:style-name="P41" text:outline-level="2">get all movies released in the 90s</text:h>
              <text:h text:style-name="P30" text:outline-level="2">db.movies.find({</text:h>
            </text:list-item>
          </text:list>
        </text:list-item>
      </text:list>
      <text:h text:style-name="P2" text:outline-level="2"><text:s text:c="4"/><text:tab/><text:tab/>"year" : { "$gte" : 1990, "$lt": 2000}</text:h>
      <text:h text:style-name="P19" text:outline-level="3">});</text:h>
      <text:list xml:id="list103231337396678" text:continue-numbering="true" text:style-name="L2">
        <text:list-item>
          <text:list>
            <text:list-item>
              <text:h text:style-name="P41" text:outline-level="2">get all movies released before the year 2000 or after 2010</text:h>
              <text:h text:style-name="P30" text:outline-level="2">db.movies.find({</text:h>
            </text:list-item>
          </text:list>
        </text:list-item>
      </text:list>
      <text:h text:style-name="P2" text:outline-level="2"><text:s text:c="4"/><text:tab/><text:tab/>$or:[{ year: {"$gt" : 2010}}, { year: {"$lt": 2000 }}]</text:h>
      <text:h text:style-name="P19" text:outline-level="3">});</text:h>
      <text:list xml:id="list395474321" text:style-name="L3">
        <text:list-item>
          <text:h text:style-name="P24" text:outline-level="2"><text:soft-page-break/>Update Documents</text:h>
        </text:list-item>
      </text:list>
      <text:list xml:id="list1784646317" text:style-name="L4">
        <text:list-item>
          <text:list>
            <text:list-item>
              <text:h text:style-name="P42" text:outline-level="2">add a synopsis to "The Hobbit: An Unexpected Journey" : "A reluctant hobbit, Bilbo Baggins, sets out to the Lonely Mountain with a spirited group of dwarves to reclaim their mountain home - and the gold within it - from the dragon Smaug."</text:h>
              <text:h text:style-name="P31" text:outline-level="2">db.movies.update(</text:h>
            </text:list-item>
          </text:list>
        </text:list-item>
      </text:list>
      <text:h text:style-name="P3" text:outline-level="2"><text:s text:c="4"/><text:tab/><text:tab/>{</text:h>
      <text:h text:style-name="P3" text:outline-level="2"><text:s text:c="8"/><text:tab/><text:tab/><text:tab/>title: "The Hobbit: An Unexpected Journey"</text:h>
      <text:h text:style-name="P3" text:outline-level="2"><text:s text:c="4"/><text:tab/><text:tab/>},</text:h>
      <text:h text:style-name="P3" text:outline-level="2"><text:s text:c="4"/><text:tab/><text:tab/>{</text:h>
      <text:h text:style-name="P3" text:outline-level="2"><text:s text:c="8"/><text:tab/><text:tab/><text:tab/>$set: {</text:h>
      <text:h text:style-name="P3" text:outline-level="2"><text:s text:c="12"/><text:tab/><text:tab/><text:tab/>"synopsis": "A reluctant hobbit, Bilbo Baggins, sets out to the Lonely Mountain with a spirited group of dwarves to reclaim their mountain home - and the gold within it - from the dragon Smaug."</text:h>
      <text:h text:style-name="P3" text:outline-level="2"><text:s text:c="7"/><text:tab/><text:tab/><text:tab/>}</text:h>
      <text:h text:style-name="P3" text:outline-level="2"><text:s text:c="4"/><text:tab/><text:tab/>}</text:h>
      <text:h text:style-name="P20" text:outline-level="3">);</text:h>
      <text:list xml:id="list103231422807311" text:continue-numbering="true" text:style-name="L4">
        <text:list-item>
          <text:list>
            <text:list-item>
              <text:h text:style-name="P43" text:outline-level="2">add a synopsis to "The Hobbit: The Desolation of Smaug" : "The dwarves, along with Bilbo Baggins and Gandalf the Grey, continue their quest to reclaim Erebor, their homeland, from Smaug. Bilbo Baggins is in possession of a mysterious and magical ring."</text:h>
              <text:h text:style-name="P32" text:outline-level="2">db.movies.update(</text:h>
            </text:list-item>
          </text:list>
        </text:list-item>
      </text:list>
      <text:h text:style-name="P4" text:outline-level="2"><text:s text:c="4"/><text:tab/><text:tab/>{</text:h>
      <text:h text:style-name="P4" text:outline-level="2"><text:s text:c="8"/><text:tab/><text:tab/><text:tab/>title: "The Hobbit: The Desolation of Smaug"</text:h>
      <text:h text:style-name="P4" text:outline-level="2"><text:s text:c="4"/><text:tab/><text:tab/>},</text:h>
      <text:h text:style-name="P4" text:outline-level="2"><text:soft-page-break/><text:s text:c="4"/><text:tab/><text:tab/>{</text:h>
      <text:h text:style-name="P4" text:outline-level="2"><text:s text:c="8"/><text:tab/><text:tab/><text:tab/>$set: {</text:h>
      <text:h text:style-name="P4" text:outline-level="2"><text:s text:c="12"/><text:tab/><text:tab/><text:tab/>"synopsis": "The dwarves, along with Bilbo Baggins and Gandalf the Grey, continue their quest to reclaim Erebor, their homeland, from Smaug. Bilbo Baggins is in possession of a mysterious and magical ring."</text:h>
      <text:h text:style-name="P4" text:outline-level="2"><text:s text:c="8"/><text:tab/><text:tab/><text:tab/>}</text:h>
      <text:h text:style-name="P4" text:outline-level="2"><text:s text:c="4"/><text:tab/><text:tab/>}</text:h>
      <text:h text:style-name="P21" text:outline-level="3">);</text:h>
      <text:list xml:id="list103231486203882" text:continue-numbering="true" text:style-name="L4">
        <text:list-item>
          <text:list>
            <text:list-item>
              <text:h text:style-name="P44" text:outline-level="2">add an actor named "Samuel L. Jackson" to the movie "Pulp Fiction"</text:h>
            </text:list-item>
          </text:list>
          <text:h text:style-name="P33" text:outline-level="2">db.movies.update(</text:h>
        </text:list-item>
      </text:list>
      <text:h text:style-name="P1" text:outline-level="2"><text:s text:c="4"/><text:tab/><text:tab/>{</text:h>
      <text:h text:style-name="P1" text:outline-level="2"><text:s text:c="8"/><text:tab/><text:tab/><text:tab/>title: "Pulp Fiction"</text:h>
      <text:h text:style-name="P1" text:outline-level="2"><text:s text:c="4"/><text:tab/><text:tab/>},</text:h>
      <text:h text:style-name="P1" text:outline-level="2"><text:s text:c="4"/><text:tab/><text:tab/>{</text:h>
      <text:h text:style-name="P1" text:outline-level="2"><text:s text:c="8"/><text:tab/><text:tab/><text:tab/>$push: { actors: "Samuel L. Jackson" }</text:h>
      <text:h text:style-name="P1" text:outline-level="2"><text:s text:c="4"/><text:tab/><text:tab/>}</text:h>
      <text:h text:style-name="P18" text:outline-level="3">);</text:h>
      <text:p text:style-name="P9"/>
      <text:list xml:id="list3191900780" text:style-name="L5">
        <text:list-item>
          <text:h text:style-name="P25" text:outline-level="2"><text:soft-page-break/>Text Search</text:h>
        </text:list-item>
      </text:list>
      <text:list xml:id="list2202257433" text:style-name="L6">
        <text:list-item>
          <text:list>
            <text:list-item>
              <text:h text:style-name="P46" text:outline-level="2">find all movies that have a synopsis that contains the word "Bilbo"</text:h>
              <text:h text:style-name="P34" text:outline-level="2">db.movies.find(</text:h>
            </text:list-item>
          </text:list>
        </text:list-item>
      </text:list>
      <text:h text:style-name="P5" text:outline-level="2"><text:s text:c="4"/><text:tab/><text:tab/>{</text:h>
      <text:h text:style-name="P5" text:outline-level="2"><text:s text:c="7"/><text:tab/> <text:tab/><text:tab/>$text: {$search:"Bilbo"}</text:h>
      <text:h text:style-name="P5" text:outline-level="2"><text:s text:c="4"/><text:tab/><text:tab/>}</text:h>
      <text:h text:style-name="P22" text:outline-level="3">);</text:h>
      <text:list xml:id="list103232325084981" text:continue-numbering="true" text:style-name="L6">
        <text:list-item>
          <text:list>
            <text:list-item>
              <text:h text:style-name="P46" text:outline-level="2">find all movies that have a synopsis that contains the word "Gandalf"</text:h>
            </text:list-item>
          </text:list>
          <text:h text:style-name="P34" text:outline-level="2">db.movies.find(</text:h>
        </text:list-item>
      </text:list>
      <text:h text:style-name="P1" text:outline-level="2"><text:s text:c="4"/><text:tab/><text:tab/>{</text:h>
      <text:h text:style-name="P6" text:outline-level="2"><text:s text:c="8"/><text:tab/><text:tab/><text:tab/>$text: {$search:"<text:span text:style-name="T3">Gandalf</text:span>"}</text:h>
      <text:h text:style-name="P5" text:outline-level="2"><text:s text:c="4"/><text:tab/><text:tab/>}</text:h>
      <text:h text:style-name="P22" text:outline-level="3">);</text:h>
      <text:list xml:id="list103232128770774" text:continue-numbering="true" text:style-name="L6">
        <text:list-item>
          <text:list>
            <text:list-item>
              <text:h text:style-name="P47" text:outline-level="2">find all movies that have a synopsis that contains the word "Bilbo" and not the word "Gandalf"</text:h>
              <text:h text:style-name="P35" text:outline-level="2">db.movies.createIndex( { synopsis: "text" } );</text:h>
            </text:list-item>
          </text:list>
          <text:h text:style-name="P35" text:outline-level="2"><text:s text:c="5"/>db.movies.find( </text:h>
        </text:list-item>
      </text:list>
      <text:h text:style-name="P1" text:outline-level="2"><text:s text:c="4"/><text:tab/><text:tab/>{</text:h>
      <text:h text:style-name="P1" text:outline-level="2"><text:s text:c="9"/><text:tab/><text:tab/>$text: {$search:"Bilbo -Gandalf"}</text:h>
      <text:h text:style-name="P1" text:outline-level="2"><text:s text:c="4"/><text:tab/><text:tab/>}</text:h>
      <text:h text:style-name="P18" text:outline-level="3">);</text:h>
      <text:p text:style-name="P9"/>
      <text:list xml:id="list103232338995151" text:continue-numbering="true" text:style-name="L6">
        <text:list-item>
          <text:list>
            <text:list-item>
              <text:h text:style-name="P45" text:outline-level="2"><text:soft-page-break/>find all movies that have a synopsis that contains the word "dwarves" or "hobbit"</text:h>
            </text:list-item>
          </text:list>
        </text:list-item>
      </text:list>
      <text:p text:style-name="P9"><text:tab/>db.movies.find( </text:p>
      <text:p text:style-name="P7"><text:s text:c="3"/><text:tab/> <text:tab/>{</text:p>
      <text:p text:style-name="P7"><text:s text:c="6"/><text:tab/><text:tab/><text:tab/> <text:s text:c="2"/>$text: {$search:"dwarves hobbit"}</text:p>
      <text:p text:style-name="P7"><text:s text:c="3"/><text:tab/><text:tab/> }</text:p>
      <text:p text:style-name="P7"><text:tab/>);</text:p>
      <text:list xml:id="list103230801493917" text:continue-numbering="true" text:style-name="L6">
        <text:list-item>
          <text:list>
            <text:list-item>
              <text:h text:style-name="P48" text:outline-level="2">find all movies that have a synopsis that contains the word "gold" and "dragon"</text:h>
            </text:list-item>
          </text:list>
          <text:h text:style-name="P36" text:outline-level="2">db.movies.find( </text:h>
        </text:list-item>
      </text:list>
      <text:h text:style-name="P1" text:outline-level="2"><text:s text:c="4"/><text:tab/><text:tab/>{</text:h>
      <text:h text:style-name="P1" text:outline-level="2"><text:s text:c="9"/><text:tab/><text:tab/>$text: {$search:"gold", $search:"dragon"}</text:h>
      <text:h text:style-name="P1" text:outline-level="2"><text:s text:c="4"/><text:tab/><text:tab/>}</text:h>
      <text:h text:style-name="P18" text:outline-level="3">);</text:h>
      <text:p text:style-name="P9"/>
      <text:list xml:id="list3108134331" text:style-name="L7">
        <text:list-item>
          <text:h text:style-name="P26" text:outline-level="2"><text:soft-page-break/>Delete Documents</text:h>
        </text:list-item>
      </text:list>
      <text:list xml:id="list1025059371" text:style-name="L8">
        <text:list-item>
          <text:list>
            <text:list-item>
              <text:h text:style-name="P50" text:outline-level="2">delete the movie "Pee Wee Herman's Big Adventure"</text:h>
            </text:list-item>
          </text:list>
          <text:h text:style-name="P37" text:outline-level="2">db.movies.remove(</text:h>
        </text:list-item>
      </text:list>
      <text:h text:style-name="P1" text:outline-level="2"><text:s text:c="4"/><text:tab/><text:tab/>{</text:h>
      <text:h text:style-name="P1" text:outline-level="2"><text:s text:c="4"/><text:tab/><text:tab/> <text:s text:c="3"/>title:{$eq:"Pee Wee Herman's Big Adventure"}</text:h>
      <text:h text:style-name="P1" text:outline-level="2"><text:s text:c="4"/><text:tab/><text:tab/>}</text:h>
      <text:h text:style-name="P18" text:outline-level="3">);</text:h>
      <text:list xml:id="list103231015868756" text:continue-numbering="true" text:style-name="L8">
        <text:list-item>
          <text:list>
            <text:list-item>
              <text:h text:style-name="P49" text:outline-level="2">delete the movie "Avatar"</text:h>
            </text:list-item>
          </text:list>
        </text:list-item>
      </text:list>
      <text:p text:style-name="P9"><text:tab/>db.movies.remove(</text:p>
      <text:p text:style-name="P7"><text:s/><text:tab/><text:tab/> <text:s text:c="2"/>{</text:p>
      <text:p text:style-name="P7"><text:s/><text:tab/><text:tab/> <text:s text:c="6"/>title:{$eq:"Avatar"}</text:p>
      <text:p text:style-name="P7"><text:s/><text:tab/><text:tab/> <text:s text:c="2"/>}</text:p>
      <text:p text:style-name="P7"><text:tab/>);</text:p>
      <text:p text:style-name="P7"/>
      <text:list xml:id="list3191085176" text:style-name="L9">
        <text:list-item>
          <text:p text:style-name="P11">Querying related collections</text:p>
        </text:list-item>
      </text:list>
      <text:list xml:id="list3661152464" text:style-name="L10">
        <text:list-item>
          <text:p text:style-name="P12">find all users</text:p>
          <text:p text:style-name="P10"><text:span text:style-name="T14">db.users.find();<text:tab/></text:span></text:p>
        </text:list-item>
        <text:list-item>
          <text:p text:style-name="P12">find all posts</text:p>
          <text:p text:style-name="P15">db.posts.find();</text:p>
        </text:list-item>
        <text:list-item>
          <text:p text:style-name="P13">find all posts that was authored by "GoodGuyGreg"</text:p>
          <text:p text:style-name="P16">db.posts.find({username: 'GoodGuyGreg'});</text:p>
        </text:list-item>
        <text:list-item>
          <text:p text:style-name="P13"><text:soft-page-break/>find all posts that was authored by "ScumbagSteve"</text:p>
          <text:p text:style-name="P16">db.posts.find({username: 'ScumbagSteve'});</text:p>
        </text:list-item>
        <text:list-item>
          <text:p text:style-name="P13">find all comments</text:p>
          <text:p text:style-name="P16">db.comments.find();</text:p>
        </text:list-item>
        <text:list-item>
          <text:p text:style-name="P13">find all comments that was authored by "GoodGuyGreg"</text:p>
          <text:p text:style-name="P16">db.comments.find({username: 'GoodGuyGreg'});</text:p>
        </text:list-item>
        <text:list-item>
          <text:p text:style-name="P13">find all comments that was authored by "ScumbagSteve"</text:p>
          <text:p text:style-name="P16">db.comments.find({username: 'ScumbagSteve'});</text:p>
        </text:list-item>
        <text:list-item>
          <text:p text:style-name="P14">find all comments belonging to the post "Reports a bug in your code"</text:p>
          <text:p text:style-name="P17">var p = db.posts.findOne({title: "Reports a bug in your code"},{_id:1});</text:p>
          <text:p text:style-name="P8">db.comments.find({post: p._id}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54:52.636802326</meta:creation-date>
    <dc:date>2018-01-30T09:54:23.031366493</dc:date>
    <meta:editing-duration>PT1H57M31S</meta:editing-duration>
    <meta:editing-cycles>22</meta:editing-cycles>
    <meta:generator>LibreOffice/5.4.2.2$Linux_X86_64 LibreOffice_project/40m0$Build-2</meta:generator>
    <meta:document-statistic meta:table-count="0" meta:image-count="0" meta:object-count="0" meta:page-count="7" meta:paragraph-count="113" meta:word-count="550" meta:character-count="3820" meta:non-whitespace-character-count="3038"/>
  </office:meta>
</office:document-meta>
</file>